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rick Blair</text:p>
      <text:p text:style-name="Standard">Adventures For the Cure</text:p>
      <text:p text:style-name="Standard">933 Oakmoor Drive</text:p>
      <text:p text:style-name="Standard">Halethorpe, MD 21227</text:p>
      <text:p text:style-name="Standard"/>
      <text:p text:style-name="Standard">November 7, 2011</text:p>
      <text:p text:style-name="Standard"/>
      <text:p text:style-name="Standard">Board of License Commissioners of Howard County, Maryland</text:p>
      <text:p text:style-name="Standard">3430 Court House Drive</text:p>
      <text:p text:style-name="Standard">Ellicott City, Maryland 21043</text:p>
      <text:p text:style-name="Standard"/>
      <text:p text:style-name="Standard">To whom it may concern,</text:p>
      <text:p text:style-name="Standard"/>
      <text:p text:style-name="Standard">I am writing this letter as an accompaniment to the Special Class C License (enclosed). <text:s/>This temporary license application is submitted on behalf of Adventures For the Cure for the Rockburn Cross Cyclocross (bicycle) Race which will be held at Rockburn Branch Park, Howard County on Sunday November 20, 2011. <text:s/>In consideration for the granting of this special license, I, Adventures For the Cure, and officers and members agree to hold Howard County, Maryland, safe and harmless from any liability arising out of the use of the property as herin authorized.</text:p>
      <text:p text:style-name="Standard"/>
      <text:p text:style-name="Standard"/>
      <text:p text:style-name="Standard">Sincerely,</text:p>
      <text:p text:style-name="Standard"/>
      <text:p text:style-name="Standard"/>
      <text:p text:style-name="Standard"/>
      <text:p text:style-name="Standard"/>
      <text:p text:style-name="Standard">________________________________________________</text:p>
      <text:p text:style-name="Standard">Patrick Blair</text:p>
      <text:p text:style-name="Standard"/>
      <text:p text:style-name="Standard"/>
      <text:p text:style-name="Standard"/>
      <text:p text:style-name="Standard"/>
      <text:p text:style-name="Standard"/>
      <text:p text:style-name="Standard">Subscribed as sworn to before me this ___________ day of _______________, 20________.</text:p>
      <text:p text:style-name="Standard"/>
      <text:p text:style-name="Standard"/>
      <text:p text:style-name="Standard"/>
      <text:p text:style-name="Standard"/>
      <text:p text:style-name="Standard"/>
      <text:p text:style-name="Standard">________________________________________________</text:p>
      <text:p text:style-name="Standard">Notary Publ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7T06:01:40.03</meta:creation-date>
    <meta:document-statistic meta:table-count="0" meta:image-count="0" meta:object-count="0" meta:page-count="1" meta:paragraph-count="16" meta:word-count="146" meta:character-count="995"/>
    <dc:date>2011-11-07T06:08:48.72</dc:date>
    <meta:editing-duration>PT7M9S</meta:editing-duration>
    <meta:editing-cycles>1</meta:editing-cycles>
    <meta:generator>OpenOffice.org/3.3$Win32 OpenOffice.org_project/330m20$Build-9567</meta:generator>
  </office:meta>
</office:document-meta>
</file>